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d11" officeooo:paragraph-rsid="00022d11"/>
    </style:style>
    <style:style style:name="P2" style:family="paragraph" style:parent-style-name="Standard">
      <style:text-properties officeooo:rsid="00022d11" officeooo:paragraph-rsid="00022d11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officeooo:rsid="00022d11"/>
    </style:style>
    <style:style style:name="P5" style:family="paragraph" style:parent-style-name="Standard">
      <style:text-properties officeooo:rsid="00022d11" officeooo:paragraph-rsid="00022d11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bf00" loext:char-shading-value="0"/>
    </style:style>
    <style:style style:name="T4" style:family="text">
      <style:text-properties fo:background-color="#ffbf00" loext:char-shading-value="0"/>
    </style:style>
    <style:style style:name="T5" style:family="text">
      <style:text-properties fo:background-color="#ff8000" loext:char-shading-value="0"/>
    </style:style>
    <style:style style:name="T6" style:family="text">
      <style:text-properties fo:background-color="#ff8000" loext:char-shading-value="0"/>
    </style:style>
    <style:style style:name="T7" style:family="text">
      <style:text-properties fo:background-color="#bf0041" loext:char-shading-value="0"/>
    </style:style>
    <style:style style:name="T8" style:family="text">
      <style:text-properties fo:background-color="#bf0041" loext:char-shading-value="0"/>
    </style:style>
    <style:style style:name="T9" style:family="text">
      <style:text-properties fo:background-color="#ff00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ffffd7" loext:char-shading-value="0"/>
    </style:style>
    <style:style style:name="T12" style:family="text"/>
    <style:style style:name="T13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11 o12 o13 o14</text:p>
      <text:p text:style-name="Standard">o21 o22 o23 o24</text:p>
      <text:p text:style-name="Standard">o31 o32 o33 o34</text:p>
      <text:p text:style-name="Standard">o41 o42 o43 o44</text:p>
      <text:p text:style-name="Standard"/>
      <text:p text:style-name="Standard">=&gt; Output Matrix</text:p>
      <text:p text:style-name="Standard"/>
      <text:p text:style-name="Standard"/>
      <text:p text:style-name="Standard"/>
      <text:p text:style-name="Standard"/>
      <text:p text:style-name="Standard"/>
      <text:p text:style-name="P3">o11 = <text:span text:style-name="T1">a11_c11</text:span> + <text:span text:style-name="T3">a12_c21</text:span> + <text:span text:style-name="T5">a13_c31</text:span> + <text:span text:style-name="T9">a14_c41</text:span> + <text:span text:style-name="T7">a15_c51</text:span> + a16_c61 + a17_c71 + a18_c81</text:p>
      <text:p text:style-name="P3">o12 = a11_c12 + a12_c22 + a13_c32 + a14_c42 + a15_c52 + a16_c62 + a17_c72 + a18_c82</text:p>
      <text:p text:style-name="P3">o13 = a11_c13 + a12_c23 + a13_c33 + a14_c43 + a15_c53 + a16_c63 + a17_c73 + a18_c83</text:p>
      <text:p text:style-name="P3">o14 = a11_c14 + a12_c24 + a13_c34 + a14_c44 + a15_c54 + a16_c64 + a17_c74 + a18_c84</text:p>
      <text:p text:style-name="P3"/>
      <text:p text:style-name="P3">o21 = <text:span text:style-name="T1">a21_c11</text:span> + <text:span text:style-name="T3">a22_c21</text:span> + <text:span text:style-name="T5">a23_c31</text:span> + <text:span text:style-name="T9">a24_c41</text:span> + <text:span text:style-name="T7">a25_c51</text:span> + a26_c61 + a27_c71 + a28_c81</text:p>
      <text:p text:style-name="P3">o22 = a21_c12 + a22_c22 + a23_c32 + a24_c42 + a25_c52 + a26_c62 + a27_c72 + a28_c82</text:p>
      <text:p text:style-name="P3">o23 = a21_c13 + a22_c23 + a23_c33 + a24_c43 + a25_c53 + a26_c63 + a27_c73 + a28_c83</text:p>
      <text:p text:style-name="P3">o24 = a21_c14 + a22_c24 + a23_c34 + a24_c44 + a25_c54 + a26_c64 + a27_c74 + a28_c84</text:p>
      <text:p text:style-name="P3"/>
      <text:p text:style-name="P3">o31 = <text:span text:style-name="T1">a31_c11</text:span> + <text:span text:style-name="T3">a32_c21</text:span> + <text:span text:style-name="T5">a33_c31</text:span> + <text:span text:style-name="T9">a34_c41</text:span> + <text:span text:style-name="T7">a35_c51</text:span> + a36_c61 + a37_c71 + a38_c81</text:p>
      <text:p text:style-name="P3">o32 = a31_c12 + a32_c22 + a33_c32 + a34_c42 + a35_c52 + a36_c62 + a37_c72 + a38_c82</text:p>
      <text:p text:style-name="P3">o33 = a31_c13 + a32_c23 + a33_c33 + a34_c43 + a35_c53 + a36_c63 + a37_c73 + a38_c83</text:p>
      <text:p text:style-name="P3">o34 = a31_c14 + a32_c24 + a33_c34 + a34_c44 + a35_c54 + a36_c64 + a37_c74 + a38_c84</text:p>
      <text:p text:style-name="P3"/>
      <text:p text:style-name="P3">o41 = <text:span text:style-name="T1">a41_c11</text:span> + <text:span text:style-name="T3">a42_c21</text:span> + <text:span text:style-name="T5">a43_c31</text:span> + <text:span text:style-name="T9">a44_c41</text:span> + <text:span text:style-name="T7">a45_c51</text:span> + a46_c61 + a47_c71 + a48_c81</text:p>
      <text:p text:style-name="P3">o42 = a41_c12 + a42_c22 + a43_c32 + a44_c42 + a45_c52 + a46_c62 + a47_c72 + a48_c82</text:p>
      <text:p text:style-name="P3">o43 = a41_c13 + a42_c23 + a43_c33 + a44_c43 + a45_c53 + a46_c63 + a47_c73 + a48_c83</text:p>
      <text:p text:style-name="P3">o44 = a41_c14 + a42_c24 + a43_c34 + a44_c44 + a45_c54 + a46_c64 + a47_c74 + a48_c84</text:p>
      <text:p text:style-name="P2"/>
      <text:p text:style-name="P2"/>
      <text:p text:style-name="P2"/>
      <text:p text:style-name="P1"/>
      <text:p text:style-name="P1">Multiplier Schedule</text:p>
      <text:p text:style-name="Standard"/>
      <text:p text:style-name="Standard"><text:span text:style-name="T2">1</text:span> <text:span text:style-name="T4">2</text:span> <text:span text:style-name="T6">3</text:span> <text:span text:style-name="T10">4</text:span><text:span text:style-name="T13"> </text:span><text:span text:style-name="T8">5</text:span> 6 7 8 9 10 11 12 13 14 15 16 17 18 19 20 21 22 23 24 25 26 27 28 29 30 31 32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15:19:13.822429386</meta:creation-date>
    <dc:date>2025-12-06T01:26:27.111447814</dc:date>
    <meta:editing-duration>PT3H13M36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325" meta:character-count="1509" meta:non-whitespace-character-count="1207"/>
  </office:meta>
</office:document-meta>
</file>